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7226" officeooo:paragraph-rsid="00153d12"/>
    </style:style>
    <style:style style:name="P2" style:family="paragraph" style:parent-style-name="Standard">
      <style:text-properties officeooo:rsid="00127226" officeooo:paragraph-rsid="00252a5f"/>
    </style:style>
    <style:style style:name="P3" style:family="paragraph" style:parent-style-name="Standard">
      <style:text-properties officeooo:rsid="0013f594" officeooo:paragraph-rsid="0026fd7b"/>
    </style:style>
    <style:style style:name="P4" style:family="paragraph" style:parent-style-name="Standard">
      <style:text-properties officeooo:rsid="0013f594" officeooo:paragraph-rsid="0013f594"/>
    </style:style>
    <style:style style:name="P5" style:family="paragraph" style:parent-style-name="Standard">
      <style:text-properties officeooo:rsid="00142709" officeooo:paragraph-rsid="0026fd7b"/>
    </style:style>
    <style:style style:name="P6" style:family="paragraph" style:parent-style-name="Standard">
      <style:text-properties officeooo:rsid="00128f7a" officeooo:paragraph-rsid="0026fd7b"/>
    </style:style>
    <style:style style:name="P7" style:family="paragraph" style:parent-style-name="Standard">
      <style:text-properties officeooo:rsid="00128f7a" officeooo:paragraph-rsid="0027179e"/>
    </style:style>
    <style:style style:name="P8" style:family="paragraph" style:parent-style-name="Standard">
      <style:text-properties officeooo:rsid="0026fd7b" officeooo:paragraph-rsid="0026fd7b"/>
    </style:style>
    <style:style style:name="P9" style:family="paragraph" style:parent-style-name="Standard">
      <style:text-properties officeooo:paragraph-rsid="00153d12"/>
    </style:style>
    <style:style style:name="P10" style:family="paragraph" style:parent-style-name="Title">
      <style:paragraph-properties fo:margin-top="0.0398in" fo:margin-bottom="0.0398in" style:contextual-spacing="false"/>
      <style:text-properties officeooo:paragraph-rsid="00153d12"/>
    </style:style>
    <style:style style:name="P11" style:family="paragraph" style:parent-style-name="Standard">
      <style:text-properties officeooo:rsid="002799dd" officeooo:paragraph-rsid="002799dd"/>
    </style:style>
    <style:style style:name="P12" style:family="paragraph" style:parent-style-name="Standard">
      <style:text-properties fo:color="#006d6f" loext:opacity="100%" officeooo:rsid="00128f7a" officeooo:paragraph-rsid="0026fd7b"/>
    </style:style>
    <style:style style:name="P13" style:family="paragraph" style:parent-style-name="Text_20_body">
      <style:text-properties fo:color="#006d6f" loext:opacity="100%" officeooo:rsid="00252a5f" officeooo:paragraph-rsid="00252a5f"/>
    </style:style>
    <style:style style:name="P14" style:family="paragraph" style:parent-style-name="Standard">
      <style:text-properties fo:color="#009598" loext:opacity="100%" officeooo:rsid="00142709" officeooo:paragraph-rsid="0026fd7b"/>
    </style:style>
    <style:style style:name="P15" style:family="paragraph" style:parent-style-name="Standard">
      <style:text-properties fo:color="#009598" loext:opacity="100%" officeooo:rsid="00128f7a" officeooo:paragraph-rsid="0027179e"/>
    </style:style>
    <style:style style:name="P16" style:family="paragraph" style:parent-style-name="Standard">
      <style:text-properties fo:color="#820f71" loext:opacity="100%" officeooo:rsid="0027179e" officeooo:paragraph-rsid="0026fd7b"/>
    </style:style>
    <style:style style:name="P17" style:family="paragraph" style:parent-style-name="Standard">
      <style:text-properties fo:color="#000000" loext:opacity="100%" officeooo:rsid="0027179e" officeooo:paragraph-rsid="0027179e"/>
    </style:style>
    <style:style style:name="P18" style:family="paragraph" style:parent-style-name="Standard">
      <style:text-properties officeooo:rsid="002de584" officeooo:paragraph-rsid="002de584"/>
    </style:style>
    <style:style style:name="P19" style:family="paragraph" style:parent-style-name="Standard">
      <style:text-properties officeooo:rsid="0027179e" officeooo:paragraph-rsid="002de584"/>
    </style:style>
    <style:style style:name="P20" style:family="paragraph" style:parent-style-name="Text_20_body">
      <style:text-properties officeooo:rsid="0023f870" officeooo:paragraph-rsid="0023f870"/>
    </style:style>
    <style:style style:name="P21" style:family="paragraph" style:parent-style-name="Preformatted_20_Text">
      <style:text-properties officeooo:paragraph-rsid="0003089b"/>
    </style:style>
    <style:style style:name="P22" style:family="paragraph" style:parent-style-name="Standard">
      <style:text-properties officeooo:rsid="002c6b75" officeooo:paragraph-rsid="002de584"/>
    </style:style>
    <style:style style:name="P23" style:family="paragraph" style:parent-style-name="Standard">
      <style:text-properties officeooo:rsid="0030a682" officeooo:paragraph-rsid="0030a682"/>
    </style:style>
    <style:style style:name="P24" style:family="paragraph" style:parent-style-name="Heading_20_3">
      <style:text-properties fo:color="#006d6f" loext:opacity="100%"/>
    </style:style>
    <style:style style:name="P25" style:family="paragraph" style:parent-style-name="Heading_20_3">
      <style:text-properties fo:color="#00888a" loext:opacity="100%"/>
    </style:style>
    <style:style style:name="P26" style:family="paragraph" style:parent-style-name="Heading_20_3">
      <style:text-properties fo:color="#00599d" loext:opacity="100%"/>
    </style:style>
    <style:style style:name="T1" style:family="text">
      <style:text-properties fo:color="#006d6f" loext:opacity="100%"/>
    </style:style>
    <style:style style:name="T2" style:family="text">
      <style:text-properties fo:color="#006d6f" loext:opacity="100%" officeooo:rsid="00106a40"/>
    </style:style>
    <style:style style:name="T3" style:family="text">
      <style:text-properties fo:color="#006d6f" loext:opacity="100%" officeooo:rsid="00127226"/>
    </style:style>
    <style:style style:name="T4" style:family="text">
      <style:text-properties fo:color="#006d6f" loext:opacity="100%" officeooo:rsid="0030a682"/>
    </style:style>
    <style:style style:name="T5" style:family="text">
      <style:text-properties fo:color="#ed1c24" loext:opacity="100%" officeooo:rsid="0023f870"/>
    </style:style>
    <style:style style:name="T6" style:family="text">
      <style:text-properties fo:color="#ed1c24" loext:opacity="100%" officeooo:rsid="0029080b"/>
    </style:style>
    <style:style style:name="T7" style:family="text">
      <style:text-properties fo:color="#ce181e" loext:opacity="100%" officeooo:rsid="0004d375" fo:background-color="transparent" loext:char-shading-value="0"/>
    </style:style>
    <style:style style:name="T8" style:family="text">
      <style:text-properties fo:color="#ce181e" loext:opacity="100%" officeooo:rsid="00153d12" fo:background-color="transparent" loext:char-shading-value="0"/>
    </style:style>
    <style:style style:name="T9" style:family="text">
      <style:text-properties fo:color="#ce181e" loext:opacity="100%" officeooo:rsid="0023f870" fo:background-color="transparent" loext:char-shading-value="0"/>
    </style:style>
    <style:style style:name="T10" style:family="text">
      <style:text-properties fo:color="#ce181e" loext:opacity="100%" officeooo:rsid="0029080b" fo:background-color="transparent" loext:char-shading-value="0"/>
    </style:style>
    <style:style style:name="T11" style:family="text">
      <style:text-properties officeooo:rsid="001046aa"/>
    </style:style>
    <style:style style:name="T12" style:family="text">
      <style:text-properties fo:color="#009598" loext:opacity="100%"/>
    </style:style>
    <style:style style:name="T13" style:family="text">
      <style:text-properties fo:color="#009598" loext:opacity="100%" officeooo:rsid="0013f594"/>
    </style:style>
    <style:style style:name="T14" style:family="text">
      <style:text-properties fo:color="#009598" loext:opacity="100%" officeooo:rsid="0027179e"/>
    </style:style>
    <style:style style:name="T15" style:family="text">
      <style:text-properties officeooo:rsid="00128f7a"/>
    </style:style>
    <style:style style:name="T16" style:family="text">
      <style:text-properties officeooo:rsid="0013f594"/>
    </style:style>
    <style:style style:name="T17" style:family="text">
      <style:text-properties officeooo:rsid="001b9788"/>
    </style:style>
    <style:style style:name="T18" style:family="text">
      <style:text-properties officeooo:rsid="0026fd7b"/>
    </style:style>
    <style:style style:name="T19" style:family="text">
      <style:text-properties fo:color="#820f71" loext:opacity="100%" officeooo:rsid="0027179e"/>
    </style:style>
    <style:style style:name="T20" style:family="text">
      <style:text-properties fo:color="#000000" loext:opacity="100%" officeooo:rsid="0027179e"/>
    </style:style>
    <style:style style:name="T21" style:family="text">
      <style:text-properties officeooo:rsid="002799dd"/>
    </style:style>
    <style:style style:name="T22" style:family="text">
      <style:text-properties officeooo:rsid="002de584"/>
    </style:style>
    <style:style style:name="T23" style:family="text">
      <style:text-properties officeooo:rsid="0030a682"/>
    </style:style>
    <style:style style:name="T24" style:family="text">
      <style:text-properties officeooo:rsid="003376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PIC16F</text:span><text:span text:style-name="T5">15344 </text:span><text:span text:style-name="T6">Bootloader</text:span></text:p>
      <text:p text:style-name="P21"><text:span text:style-name="T10">Communication</text:span><text:span text:style-name="T8">: </text:span><text:span text:style-name="T7">terminator</text:span><text:span text:style-name="T10">=</text:span><text:span text:style-name="T7"> </text:span><text:span text:style-name="T10">&lt;lf&gt;</text:span><text:span text:style-name="T7">, </text:span><text:span text:style-name="T9">2000000</text:span><text:span text:style-name="T7">,N,8,1</text:span></text:p>
      <text:h text:style-name="P24" text:outline-level="3"><text:span text:style-name="T11">Pin usage</text:span>:</text:h>
      <text:p text:style-name="P20"><text:span text:style-name="T3">r</text:span><text:span text:style-name="T1">b5=</text:span><text:span text:style-name="T4">rtx bidirectional 2 Mbit</text:span><text:span text:style-name="T1"> <text:s/>(an</text:span><text:span text:style-name="T4">alog</text:span><text:span text:style-name="T1"> disabled)</text:span></text:p>
      <text:h text:style-name="P25" text:outline-level="3">Config:</text:h>
      <text:p text:style-name="Preformatted_20_Text">; This encoder uses the 32 Mhz internal clock PLL combination</text:p>
      <text:p text:style-name="Preformatted_20_Text"><text:s/>__CONFIG _CONFIG1, _RSTOSC_HFINTPLL &amp; _CLKOUTEN_OFF &amp; _CSWEN_OFF &amp; _FCMEN_OFF &amp; _FEXTOSC_OFF</text:p>
      <text:p text:style-name="Preformatted_20_Text"><text:s/>__CONFIG _CONFIG2, _MCLRE_ON &amp; _PWRTE_ON &amp; _LPBOREN_OFF &amp; _BOREN_ON &amp; _BORV_HI &amp; _ZCD_OFF &amp; _PPS1WAY_OFF &amp; _STVREN_ON </text:p>
      <text:p text:style-name="Preformatted_20_Text"><text:s/>__CONFIG _CONFIG3, _WDTE_OFF </text:p>
      <text:p text:style-name="Preformatted_20_Text"><text:s/>__CONFIG _CONFIG4, _BBEN_OFF &amp; _SAFEN_OFF &amp; _WRTAPP_OFF &amp; _WRTB_OFF &amp; _WRTSAF_OFF &amp; _LVP_OFF</text:p>
      <text:p text:style-name="Preformatted_20_Text"><text:s/>__CONFIG _CONFIG5, _CP_OFF</text:p>
      <text:p text:style-name="Preformatted_20_Text"><text:s/>#include "p16f15344.inc"</text:p>
      <text:h text:style-name="Heading_20_3" text:outline-level="3"><text:span text:style-name="T2">Commands</text:span><text:span text:style-name="T1">:</text:span></text:h>
      <text:p text:style-name="P3"><text:span text:style-name="T12">bhhll: </text:span>blank (erase) a <text:span text:style-name="T18">32 word line</text:span> of memory <text:s/>starting hhll</text:p>
      <text:p text:style-name="P6"><text:s text:c="2"/><text:span text:style-name="T16">eg. b0840 : erase 32 words at 0x0840</text:span></text:p>
      <text:p text:style-name="P12"/>
      <text:p text:style-name="P13">i: reply 1 byte devcode, 1 byte rev. (0x1301)</text:p>
      <text:p text:style-name="P2"><text:span text:style-name="T12">jbbmmnn:</text:span> read locations bb=bank<text:span text:style-name="T17">(8..1)</text:span>, mm=<text:span text:style-name="T17">offset 7 bits</text:span>, nn=# bytes to read</text:p>
      <text:p text:style-name="P2"><text:s text:c="17"/>nn <text:span text:style-name="T15">0-ff where 0 represents 256. </text:span></text:p>
      <text:p text:style-name="P2"><text:s text:c="3"/><text:span text:style-name="T15">eg. j002010: read 16 bytes bank 0 offset 20h</text:span></text:p>
      <text:p text:style-name="P2"><text:s text:c="9"/><text:span text:style-name="T18">NOTE: program memory can be read from upper bank.</text:span></text:p>
      <text:p text:style-name="P2"/>
      <text:p text:style-name="P5"><text:span text:style-name="T12">Kcccc... : </text:span>echo all characters up to &lt;lf&gt; as a test of the serial port.</text:p>
      <text:p text:style-name="P14"><text:s text:c="2"/>eg. Kecho this line</text:p>
      <text:p text:style-name="P14"/>
      <text:p text:style-name="P7"><text:span text:style-name="T12">mnnxx</text:span><text:span text:style-name="T13">x...</text:span><text:span text:style-name="T12">:</text:span> write 16 bytes <text:span text:style-name="T16">(xxx...)</text:span> into bank 2 buffer starting at <text:span text:style-name="T16">offset nn</text:span></text:p>
      <text:p text:style-name="P7"><text:s text:c="13"/><text:span text:style-name="T16">nn= 20,30,40 or 50. This is for filling the buffer to write to PGM memory.</text:span></text:p>
      <text:p text:style-name="P7"><text:s text:c="2"/><text:span text:style-name="T16">eg. m200102030405060708090a0b0c0d0e0f</text:span></text:p>
      <text:p text:style-name="P15"/>
      <text:p text:style-name="P8"><text:span text:style-name="T12">REA: </text:span><text:span text:style-name="T19">unlock</text:span></text:p>
      <text:p text:style-name="P16"/>
      <text:p text:style-name="P7"><text:span text:style-name="T14">Rhhll: </text:span><text:span text:style-name="T20">read a 32 word line of program memory into bank 2 64 byte buffer</text:span></text:p>
      <text:p text:style-name="P17"/>
      <text:p text:style-name="P1"><text:span text:style-name="T12">Q: </text:span>do soft reset</text:p>
      <text:p text:style-name="P9"/>
      <text:p text:style-name="P4"><text:span text:style-name="T12">uhhll: </text:span>program a line (32 words) <text:s/>of NV memory offset hhll</text:p>
      <text:p text:style-name="P4"/>
      <text:p text:style-name="P4"/>
      <text:p text:style-name="P18">Notes Overleaf<text:span text:style-name="T23">==&gt;</text:span></text:p>
      <text:p text:style-name="P4"/>
      <text:h text:style-name="P26" text:outline-level="3"><text:soft-page-break/>NOTES:</text:h>
      <text:p text:style-name="P22">Locations E20<text:span text:style-name="T24"> (1E20 for '345)</text:span> to end of memory are reserved for the bootloader.</text:p>
      <text:p text:style-name="P18">Locations 0,1 are reserved and the host program must <text:span text:style-name="T23">copy</text:span> code from 0,1 to E1E,E1F<text:span text:style-name="T24"> (+1000 for '345)</text:span>.</text:p>
      <text:p text:style-name="P23">It is assumed the 0,1 location contains: <text:s/>[movlb,goto] instructions pointing to init code.</text:p>
      <text:p text:style-name="P18">The bootloader does not use interrupts.</text:p>
      <text:p text:style-name="P19"><text:span text:style-name="T22">I</text:span>f the rx line is high the bootloader will <text:span text:style-name="T21">exit to the appvector. </text:span>If the rx line is low the bootloader will loop until rx goes <text:span text:style-name="T22">high then enter</text:span> the bootloader <text:span text:style-name="T22">monitor</text:span>.</text:p>
      <text:p text:style-name="P11"/>
      <text:p text:style-name="P11">The host <text:span text:style-name="T22">program</text:span> is responsible for verifying the programmed data, the data does not include check information. <text:span text:style-name="T22">However the bootloader will reject strings with the wrong length or unknown commands. The bootloader replies ‘*’ when the command is accepted, ‘?’ when it is no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8T15:45:46.976752098</dc:date>
    <meta:editing-duration>PT2H55M46S</meta:editing-duration>
    <meta:editing-cycles>23</meta:editing-cycles>
    <meta:generator>LibreOffice/24.2.7.2$Linux_X86_64 LibreOffice_project/420$Build-2</meta:generator>
    <meta:print-date>2019-06-22T13:38:40.871353113</meta:print-date>
    <meta:document-statistic meta:table-count="0" meta:image-count="0" meta:object-count="0" meta:page-count="2" meta:paragraph-count="37" meta:word-count="350" meta:character-count="2181" meta:non-whitespace-character-count="1807"/>
  </office:meta>
</office:document-meta>
</file>